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19.83mm"/>
    </style:style>
    <style:style style:name="co5" style:family="table-column">
      <style:table-column-properties fo:break-before="auto" style:column-width="17.71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22.07mm"/>
    </style:style>
    <style:style style:name="co8" style:family="table-column">
      <style:table-column-properties fo:break-before="auto" style:column-width="23.74mm"/>
    </style:style>
    <style:style style:name="co9" style:family="table-column">
      <style:table-column-properties fo:break-before="auto" style:column-width="34.64mm"/>
    </style:style>
    <style:style style:name="co10" style:family="table-column">
      <style:table-column-properties fo:break-before="auto" style:column-width="17.02mm"/>
    </style:style>
    <style:style style:name="co11" style:family="table-column">
      <style:table-column-properties fo:break-before="auto" style:column-width="18.98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16.74mm"/>
    </style:style>
    <style:style style:name="co14" style:family="table-column">
      <style:table-column-properties fo:break-before="auto" style:column-width="38.28mm"/>
    </style:style>
    <style:style style:name="co15" style:family="table-column">
      <style:table-column-properties fo:break-before="auto" style:column-width="27.66mm"/>
    </style:style>
    <style:style style:name="co16" style:family="table-column">
      <style:table-column-properties fo:break-before="auto" style:column-width="33.53mm"/>
    </style:style>
    <style:style style:name="co17" style:family="table-column">
      <style:table-column-properties fo:break-before="auto" style:column-width="40.52mm"/>
    </style:style>
    <style:style style:name="co18" style:family="table-column">
      <style:table-column-properties fo:break-before="auto" style:column-width="10.04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9.19mm"/>
    </style:style>
    <style:style style:name="co21" style:family="table-column">
      <style:table-column-properties fo:break-before="auto" style:column-width="17.87mm"/>
    </style:style>
    <style:style style:name="co22" style:family="table-column">
      <style:table-column-properties fo:break-before="auto" style:column-width="21.22mm"/>
    </style:style>
    <style:style style:name="co23" style:family="table-column">
      <style:table-column-properties fo:break-before="auto" style:column-width="20.94mm"/>
    </style:style>
    <style:style style:name="co24" style:family="table-column">
      <style:table-column-properties fo:break-before="auto" style:column-width="4.99mm"/>
    </style:style>
    <style:style style:name="co25" style:family="table-column">
      <style:table-column-properties fo:break-before="auto" style:column-width="16.46mm"/>
    </style:style>
    <style:style style:name="co26" style:family="table-column">
      <style:table-column-properties fo:break-before="auto" style:column-width="24.02mm"/>
    </style:style>
    <style:style style:name="co27" style:family="table-column">
      <style:table-column-properties fo:break-before="auto" style:column-width="20.66mm"/>
    </style:style>
    <style:style style:name="co28" style:family="table-column">
      <style:table-column-properties fo:break-before="auto" style:column-width="20.37mm"/>
    </style:style>
    <style:style style:name="co29" style:family="table-column">
      <style:table-column-properties fo:break-before="auto" style:column-width="27.38mm"/>
    </style:style>
    <style:style style:name="co30" style:family="table-column">
      <style:table-column-properties fo:break-before="auto" style:column-width="30.44mm"/>
    </style:style>
    <style:style style:name="co31" style:family="table-column">
      <style:table-column-properties fo:break-before="auto" style:column-width="25.42mm"/>
    </style:style>
    <style:style style:name="co32" style:family="table-column">
      <style:table-column-properties fo:break-before="auto" style:column-width="13.39mm"/>
    </style:style>
    <style:style style:name="co33" style:family="table-column">
      <style:table-column-properties fo:break-before="auto" style:column-width="39.95mm"/>
    </style:style>
    <style:style style:name="co34" style:family="table-column">
      <style:table-column-properties fo:break-before="auto" style:column-width="28.2mm"/>
    </style:style>
    <style:style style:name="co35" style:family="table-column">
      <style:table-column-properties fo:break-before="auto" style:column-width="32.4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6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15mm" fo:break-before="auto" style:use-optimal-row-height="false"/>
    </style:style>
    <style:style style:name="ro10" style:family="table-row">
      <style:table-row-properties style:row-height="8.98mm" fo:break-before="auto" style:use-optimal-row-height="false"/>
    </style:style>
    <style:style style:name="ta1" style:family="table" style:master-page-name="PageStyle_5f_SUMA">
      <style:table-properties table:display="true" style:writing-mode="lr-tb"/>
    </style:style>
    <style:style style:name="ta2" style:family="table" style:master-page-name="PageStyle_5f_ŚREDNIA">
      <style:table-properties table:display="true" style:writing-mode="lr-tb"/>
    </style:style>
    <style:style style:name="ta3" style:family="table" style:master-page-name="PageStyle_5f_MIN">
      <style:table-properties table:display="true" style:writing-mode="lr-tb"/>
    </style:style>
    <style:style style:name="ta4" style:family="table" style:master-page-name="PageStyle_5f_MAX">
      <style:table-properties table:display="true" style:writing-mode="lr-tb"/>
    </style:style>
    <style:style style:name="ta5" style:family="table" style:master-page-name="PageStyle_5f_WYST.NAJCZĘŚCIEJ">
      <style:table-properties table:display="true" style:writing-mode="lr-tb"/>
    </style:style>
    <style:style style:name="ta6" style:family="table" style:master-page-name="PageStyle_5f_ROZWIĄZANIA">
      <style:table-properties table:display="false" style:writing-mode="lr-tb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Kredy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27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127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127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26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28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28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28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27">
      <style:table-cell-properties fo:padding="0.71mm"/>
    </style:style>
    <style:style style:name="ce16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28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8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39" style:family="table-cell" style:parent-style-name="Default" style:data-style-name="N128">
      <style:table-cell-properties style:diagonal-bl-tr="none" style:diagonal-tl-br="none" fo:border="0.74pt solid #212121" fo:padding="0.71mm" style:rotation-align="none"/>
    </style:style>
    <style:style style:name="ce40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1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2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3" style:family="table-cell" style:parent-style-name="Default" style:data-style-name="N128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4" style:family="table-cell" style:parent-style-name="Default" style:data-style-name="N128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 style:data-style-name="N127">
      <style:table-cell-properties style:diagonal-bl-tr="none" style:diagonal-tl-br="none" fo:border="0.74pt solid #212121" fo:padding="0.71mm" style:rotation-align="none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0" style:family="table-cell" style:parent-style-name="Default" style:data-style-name="N129">
      <style:table-cell-properties style:diagonal-bl-tr="none" style:diagonal-tl-br="none" fo:border="0.74pt solid #212121" fo:padding="0.71mm" style:rotation-align="none"/>
    </style:style>
    <style:style style:name="ce51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52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3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4" style:family="table-cell" style:parent-style-name="Default" style:data-style-name="N113">
      <style:table-cell-properties style:diagonal-bl-tr="none" style:diagonal-tl-br="none" fo:border="0.74pt solid #212121" fo:padding="0.71mm" style:rotation-align="none"/>
    </style:style>
    <style:style style:name="ce55" style:family="table-cell" style:parent-style-name="Default" style:data-style-name="N113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58" style:family="table-cell" style:parent-style-name="Default" style:data-style-name="N104">
      <style:table-cell-properties fo:padding="0.71mm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3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7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8" style:family="table-cell" style:parent-style-name="Default" style:data-style-name="N128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1" style:family="table-cell" style:parent-style-name="Default" style:data-style-name="N3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2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4" style:family="table-cell" style:parent-style-name="Default" style:data-style-name="N131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5" style:family="table-cell" style:parent-style-name="Default" style:data-style-name="N11">
      <style:table-cell-properties fo:padding="0.71mm"/>
    </style:style>
    <style:style style:name="ce76" style:family="table-cell" style:parent-style-name="Default" style:data-style-name="N128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4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9mm" fo:min-width="54.61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59.33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07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67.1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08mm" fo:min-width="0mm" fo:padding-top="1.3mm" fo:padding-bottom="1.3mm" fo:padding-left="2.5mm" fo:padding-right="2.5mm" fo:wrap-option="no-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mm" fo:min-width="66.54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5mm" fo:min-width="53.69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font-name="Arial CE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Arial CE" fo:font-size="10pt" style:text-underline-style="none" style:text-underline-color="font-color" style:text-line-through-type="none" fo:font-style="normal" style:text-outline="false" fo:text-shadow="none" style:text-position="0%" style:font-name-complex="Arial CE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style:font-name="Arial CE" fo:font-size="10pt" style:text-underline-style="none" style:text-underline-color="font-color" style:text-line-through-type="none" fo:font-style="normal" style:text-outline="false" fo:text-shadow="none" style:text-position="0%" style:font-name-complex="Arial CE" style:font-size-asian="10pt" style:font-size-complex="10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SUM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8mm" table:end-y="4.73mm" draw:z-index="1" draw:name="Auto kształt 5" draw:style-name="gr1" draw:text-style-name="P1" svg:width="7.47mm" svg:height="86.22mm" svg:x="2.83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6mm" table:end-y="3.45mm" draw:z-index="0" draw:name="Tekst 1" draw:style-name="gr2" draw:text-style-name="P3" svg:width="55.73mm" svg:height="6.91mm" svg:x="5.34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04.9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04.1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04.1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04.23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05.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05.29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06.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06.2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06.30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04.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04.11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04.17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04.19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04.27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05.2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05.11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05.20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2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9mm" table:end-y="2.61mm" draw:z-index="0" draw:name="Tekst 1" draw:style-name="gr3" draw:text-style-name="P3" svg:width="60.45mm" svg:height="6.59mm" svg:x="2.87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04.9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3mm" draw:z-index="1" draw:name="Auto kształt 3" draw:style-name="gr4" draw:text-style-name="P1" svg:width="7.49mm" svg:height="86.15mm" svg:x="3.32mm" svg:y="0.0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04.1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04.1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04.23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05.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05.29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06.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06.2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06.30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04.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04.11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04.17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04.19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04.27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05.2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05.11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05.20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3">
        <table:table-column table:style-name="co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61mm" draw:z-index="0" draw:name="Tekst 1" draw:style-name="gr5" draw:text-style-name="P3" svg:width="68.22mm" svg:height="6.59mm" svg:x="4.5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04.9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7mm" table:end-y="0.5mm" draw:z-index="1" draw:name="Auto kształt 3" draw:style-name="gr6" draw:text-style-name="P1" svg:width="7.5mm" svg:height="86.16mm" svg:x="2.77mm" svg:y="0.3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04.1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04.1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04.23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05.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05.29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06.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06.2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06.30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04.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04.11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04.17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04.19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04.27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05.2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05.11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05.20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4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4" table:default-cell-style-name="ce1"/>
        <table:table-column table:style-name="co11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8mm" table:end-y="3.41mm" draw:z-index="0" draw:name="Tekst 1" draw:style-name="gr7" draw:text-style-name="P3" svg:width="67.66mm" svg:height="6.62mm" svg:x="2.27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04.9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1mm" table:end-y="0.23mm" draw:z-index="1" draw:name="Auto kształt 3" draw:style-name="gr4" draw:text-style-name="P1" svg:width="7.49mm" svg:height="86.15mm" svg:x="3.32mm" svg:y="0.0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04.1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04.1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04.23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05.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05.29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06.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06.2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06.30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04.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04.11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04.17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04.19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04.27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05.2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05.11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05.20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5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9mm" table:end-y="1.02mm" draw:z-index="0" draw:name="Tekst 1" draw:style-name="gr8" draw:text-style-name="P3" svg:width="54.81mm" svg:height="12.17mm" svg:x="3.99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04.9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3mm" draw:z-index="1" draw:name="Auto kształt 3" draw:style-name="gr4" draw:text-style-name="P1" svg:width="7.49mm" svg:height="86.15mm" svg:x="3.32mm" svg:y="0.0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04.1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04.1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04.23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05.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05.29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06.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06.2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06.30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04.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04.11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04.17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04.19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04.27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05.2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05.11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05.20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6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04.9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3mm" draw:z-index="0" draw:name="Auto kształt 2" draw:style-name="gr4" draw:text-style-name="P1" svg:width="7.49mm" svg:height="86.15mm" svg:x="3.32mm" svg:y="0.0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04.1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04.1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04.23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05.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05.29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06.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06.2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06.30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04.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04.11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04.17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04.19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04.27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05.2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05.11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05.20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office:forms form:automatic-focus="false" form:apply-design-mode="false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KLASA</text:p>
          </table:table-cell>
          <table:table-cell table:style-name="ce8" office:value-type="string" calcext:value-type="string">
            <text:p>ILOŚĆ UCZNIÓW</text:p>
          </table:table-cell>
          <table:table-cell table:style-name="ce8" office:value-type="string" calcext:value-type="string">
            <text:p>ŚREDNIA KLASY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C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.1" calcext:value-type="float">
            <text:p>4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C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3" calcext:value-type="float">
            <text:p>4,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B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6" calcext:value-type="float">
            <text:p>4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B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.1" calcext:value-type="float">
            <text:p>3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C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2" calcext:value-type="float">
            <text:p>4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C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B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6" calcext:value-type="float">
            <text:p>3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.2" calcext:value-type="float">
            <text:p>3,2</text:p>
          </table:table-cell>
          <table:table-cell table:style-name="ce8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8" office:value-type="string" calcext:value-type="string">
            <text:p>IVC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" office:value-type="string" calcext:value-type="string">
            <text:p>IB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" office:value-type="string" calcext:value-type="string">
            <text:p>IC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" office:value-type="string" calcext:value-type="string">
            <text:p>IVB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8" table:formula="of:=COUNTA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8" table:formula="of:=AVERAGE([.B6:.B19])" office:value-type="float" office:value="29.1428571428571" calcext:value-type="float">
            <text:p>29,1428571429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8" table:formula="of:=AVERAGE([.C6:.C19])" office:value-type="float" office:value="3.81428571428571" calcext:value-type="float">
            <text:p>3,8142857143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office:forms form:automatic-focus="false" form:apply-design-mode="false"/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19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2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21" office:value-type="string" calcext:value-type="string">
            <text:p>przedmioty</text:p>
          </table:table-cell>
          <table:table-cell table:style-name="ce25" office:value-type="string" calcext:value-type="string">
            <text:p>liczba uczniów</text:p>
          </table:table-cell>
          <table:table-cell table:style-name="ce21" office:value-type="string" calcext:value-type="string" table:number-columns-spanned="6" table:number-rows-spanned="1">
            <text:p>OCENY</text:p>
          </table:table-cell>
          <table:covered-table-cell table:number-columns-repeated="5" table:style-name="ce21"/>
          <table:table-cell table:style-name="ce21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21"/>
          <table:table-cell table:style-name="ce8"/>
          <table:table-cell table:style-name="ce8" office:value-type="string" calcext:value-type="string">
            <text:p>cel</text:p>
          </table:table-cell>
          <table:table-cell table:style-name="ce8" office:value-type="string" calcext:value-type="string">
            <text:p>bdb</text:p>
          </table:table-cell>
          <table:table-cell table:style-name="ce8" office:value-type="string" calcext:value-type="string">
            <text:p>db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mm</text:p>
          </table:table-cell>
          <table:table-cell table:style-name="ce8" office:value-type="string" calcext:value-type="string">
            <text:p>ndst</text:p>
          </table:table-cell>
          <table:table-cell table:style-name="ce8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matema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table:formula="of:=(6*[.D6]+5*[.E6]+4*[.F6]+3*[.G6]+2*[.H6]+1*[.I6])/[.C6]" office:value-type="float" office:value="3.8125" calcext:value-type="float">
            <text:p>3,8125</text:p>
          </table:table-cell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jezyk angielski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28" table:formula="of:=(6*[.D7]+5*[.E7]+4*[.F7]+3*[.G7]+2*[.H7]+1*[.I7])/[.C7]" office:value-type="float" office:value="4.26666666666667" calcext:value-type="float">
            <text:p>4,2666666667</text:p>
          </table:table-cell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historia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style-name="ce28" table:formula="of:=(6*[.D8]+5*[.E8]+4*[.F8]+3*[.G8]+2*[.H8]+1*[.I8])/[.C8]" office:value-type="float" office:value="4.33333333333333" calcext:value-type="float">
            <text:p>4,3333333333</text:p>
          </table:table-cell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biologia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table:formula="of:=(6*[.D9]+5*[.E9]+4*[.F9]+3*[.G9]+2*[.H9]+1*[.I9])/[.C9]" office:value-type="float" office:value="3.76666666666667" calcext:value-type="float">
            <text:p>3,7666666667</text:p>
          </table:table-cell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geografi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formula="of:=(6*[.D10]+5*[.E10]+4*[.F10]+3*[.G10]+2*[.H10]+1*[.I10])/[.C10]" office:value-type="float" office:value="3.67741935483871" calcext:value-type="float">
            <text:p>3,6774193548</text:p>
          </table:table-cell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plas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table:formula="of:=(6*[.D11]+5*[.E11]+4*[.F11]+3*[.G11]+2*[.H11]+1*[.I11])/[.C11]" office:value-type="float" office:value="3.84375" calcext:value-type="float">
            <text:p>3,84375</text:p>
          </table:table-cell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fizyk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8" table:formula="of:=(6*[.D12]+5*[.E12]+4*[.F12]+3*[.G12]+2*[.H12]+1*[.I12])/[.C12]" office:value-type="float" office:value="3.86206896551724" calcext:value-type="float">
            <text:p>3,8620689655</text:p>
          </table:table-cell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technik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8" table:formula="of:=(6*[.D13]+5*[.E13]+4*[.F13]+3*[.G13]+2*[.H13]+1*[.I13])/[.C13]" office:value-type="float" office:value="3.78571428571429" calcext:value-type="float">
            <text:p>3,7857142857</text:p>
          </table:table-cell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w-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table:formula="of:=(6*[.D14]+5*[.E14]+4*[.F14]+3*[.G14]+2*[.H14]+1*[.I14])/[.C14]" office:value-type="float" office:value="3.82758620689655" calcext:value-type="float">
            <text:p>3,8275862069</text:p>
          </table:table-cell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jezyk polski</text:p>
          </table:table-cell>
          <table:table-cell table:style-name="ce26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table:formula="of:=(6*[.D15]+5*[.E15]+4*[.F15]+3*[.G15]+2*[.H15]+1*[.I15])/[.C15]" office:value-type="float" office:value="4.09375" calcext:value-type="float">
            <text:p>4,09375</text:p>
          </table:table-cell>
          <table:table-cell table:number-columns-repeated="1014"/>
        </table:table-row>
        <table:table-row table:style-name="ro2">
          <table:table-cell/>
          <table:table-cell table:style-name="ce23"/>
          <table:table-cell table:style-name="ce7"/>
          <table:table-cell table:number-columns-repeated="6"/>
          <table:table-cell table:style-name="ce28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razem</text:p>
          </table:table-cell>
          <table:table-cell table:style-name="ce27" table:formula="of:=SUM([.C6:.C15])" office:value-type="float" office:value="276" calcext:value-type="float">
            <text:p>276</text:p>
          </table:table-cell>
          <table:table-cell table:style-name="ce27" table:formula="of:=SUM([.D6:.D15])" office:value-type="float" office:value="46" calcext:value-type="float">
            <text:p>46</text:p>
          </table:table-cell>
          <table:table-cell table:style-name="ce27" table:formula="of:=SUM([.E6:.E15])" office:value-type="float" office:value="57" calcext:value-type="float">
            <text:p>57</text:p>
          </table:table-cell>
          <table:table-cell table:style-name="ce27" table:formula="of:=SUM([.F6:.F15])" office:value-type="float" office:value="56" calcext:value-type="float">
            <text:p>56</text:p>
          </table:table-cell>
          <table:table-cell table:style-name="ce27" table:formula="of:=SUM([.G6:.G15])" office:value-type="float" office:value="71" calcext:value-type="float">
            <text:p>71</text:p>
          </table:table-cell>
          <table:table-cell table:style-name="ce27" table:formula="of:=SUM([.H6:.H15])" office:value-type="float" office:value="30" calcext:value-type="float">
            <text:p>30</text:p>
          </table:table-cell>
          <table:table-cell table:style-name="ce27" table:formula="of:=SUM([.I6:.I15])" office:value-type="float" office:value="16" calcext:value-type="float">
            <text:p>16</text:p>
          </table:table-cell>
          <table:table-cell table:style-name="ce28" table:formula="of:=(6*[.D17]+5*[.E17]+4*[.F17]+3*[.G17]+2*[.H17]+1*[.I17])/[.C17]" office:value-type="float" office:value="3.89130434782609" calcext:value-type="float">
            <text:p>3,8913043478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office:forms form:automatic-focus="false" form:apply-design-mode="false"/>
        <table:table-column table:style-name="co21" table:default-cell-style-name="ce29"/>
        <table:table-column table:style-name="co4" table:default-cell-style-name="ce29"/>
        <table:table-column table:style-name="co22" table:default-cell-style-name="ce29"/>
        <table:table-column table:style-name="co21" table:number-columns-repeated="254" table:default-cell-style-name="ce29"/>
        <table:table-column table:style-name="co21" table:number-columns-repeated="767" table:default-cell-style-name="Default"/>
        <table:table-row table:style-name="ro2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Tabliczka mnożenia przez <text:s/>11</text:p>
          </table:table-cell>
          <table:table-cell/>
          <table:table-cell table:style-name="ce35"/>
          <table:table-cell table:number-columns-repeated="1020"/>
        </table:table-row>
        <table:table-row table:style-name="ro4">
          <table:table-cell/>
          <table:table-cell table:style-name="ce30"/>
          <table:table-cell/>
          <table:table-cell table:style-name="ce35"/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x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21"/>
        </table:table-row>
        <table:table-row table:style-name="ro6">
          <table:table-cell/>
          <table:table-cell table:style-name="ce32" office:value-type="float" office:value="10" calcext:value-type="float">
            <text:p>10</text:p>
          </table:table-cell>
          <table:table-cell table:style-name="ce34" table:formula="of:=[.B5]*[.$C$4]" office:value-type="float" office:value="110" calcext:value-type="float">
            <text:p>110</text:p>
          </table:table-cell>
          <table:table-cell table:number-columns-repeated="1021"/>
        </table:table-row>
        <table:table-row table:style-name="ro6">
          <table:table-cell/>
          <table:table-cell table:style-name="ce32" office:value-type="float" office:value="11" calcext:value-type="float">
            <text:p>11</text:p>
          </table:table-cell>
          <table:table-cell table:style-name="ce34" table:formula="of:=[.B6]*[.$C$4]" office:value-type="float" office:value="121" calcext:value-type="float">
            <text:p>121</text:p>
          </table:table-cell>
          <table:table-cell table:number-columns-repeated="1021"/>
        </table:table-row>
        <table:table-row table:style-name="ro6">
          <table:table-cell/>
          <table:table-cell table:style-name="ce32" office:value-type="float" office:value="12" calcext:value-type="float">
            <text:p>12</text:p>
          </table:table-cell>
          <table:table-cell table:style-name="ce34" table:formula="of:=[.B7]*[.$C$4]" office:value-type="float" office:value="132" calcext:value-type="float">
            <text:p>132</text:p>
          </table:table-cell>
          <table:table-cell table:number-columns-repeated="1021"/>
        </table:table-row>
        <table:table-row table:style-name="ro6">
          <table:table-cell/>
          <table:table-cell table:style-name="ce32" office:value-type="float" office:value="13" calcext:value-type="float">
            <text:p>13</text:p>
          </table:table-cell>
          <table:table-cell table:style-name="ce34" table:formula="of:=[.B8]*[.$C$4]" office:value-type="float" office:value="143" calcext:value-type="float">
            <text:p>143</text:p>
          </table:table-cell>
          <table:table-cell table:number-columns-repeated="1021"/>
        </table:table-row>
        <table:table-row table:style-name="ro6">
          <table:table-cell/>
          <table:table-cell table:style-name="ce32" office:value-type="float" office:value="14" calcext:value-type="float">
            <text:p>14</text:p>
          </table:table-cell>
          <table:table-cell table:style-name="ce34" table:formula="of:=[.B9]*[.$C$4]" office:value-type="float" office:value="154" calcext:value-type="float">
            <text:p>154</text:p>
          </table:table-cell>
          <table:table-cell table:number-columns-repeated="1021"/>
        </table:table-row>
        <table:table-row table:style-name="ro6">
          <table:table-cell/>
          <table:table-cell table:style-name="ce32" office:value-type="float" office:value="15" calcext:value-type="float">
            <text:p>15</text:p>
          </table:table-cell>
          <table:table-cell table:style-name="ce34" table:formula="of:=[.B10]*[.$C$4]" office:value-type="float" office:value="165" calcext:value-type="float">
            <text:p>165</text:p>
          </table:table-cell>
          <table:table-cell table:number-columns-repeated="1021"/>
        </table:table-row>
        <table:table-row table:style-name="ro6">
          <table:table-cell/>
          <table:table-cell table:style-name="ce32" office:value-type="float" office:value="16" calcext:value-type="float">
            <text:p>16</text:p>
          </table:table-cell>
          <table:table-cell table:style-name="ce34" table:formula="of:=[.B11]*[.$C$4]" office:value-type="float" office:value="176" calcext:value-type="float">
            <text:p>176</text:p>
          </table:table-cell>
          <table:table-cell table:number-columns-repeated="1021"/>
        </table:table-row>
        <table:table-row table:style-name="ro6">
          <table:table-cell/>
          <table:table-cell table:style-name="ce32" office:value-type="float" office:value="17" calcext:value-type="float">
            <text:p>17</text:p>
          </table:table-cell>
          <table:table-cell table:style-name="ce34" table:formula="of:=[.B12]*[.$C$4]" office:value-type="float" office:value="187" calcext:value-type="float">
            <text:p>187</text:p>
          </table:table-cell>
          <table:table-cell table:number-columns-repeated="1021"/>
        </table:table-row>
        <table:table-row table:style-name="ro6">
          <table:table-cell/>
          <table:table-cell table:style-name="ce32" office:value-type="float" office:value="18" calcext:value-type="float">
            <text:p>18</text:p>
          </table:table-cell>
          <table:table-cell table:style-name="ce34" table:formula="of:=[.B13]*[.$C$4]" office:value-type="float" office:value="198" calcext:value-type="float">
            <text:p>198</text:p>
          </table:table-cell>
          <table:table-cell table:number-columns-repeated="1021"/>
        </table:table-row>
        <table:table-row table:style-name="ro6">
          <table:table-cell/>
          <table:table-cell table:style-name="ce32" office:value-type="float" office:value="19" calcext:value-type="float">
            <text:p>19</text:p>
          </table:table-cell>
          <table:table-cell table:style-name="ce34" table:formula="of:=[.B14]*[.$C$4]" office:value-type="float" office:value="209" calcext:value-type="float">
            <text:p>209</text:p>
          </table:table-cell>
          <table:table-cell table:number-columns-repeated="1021"/>
        </table:table-row>
        <table:table-row table:style-name="ro6">
          <table:table-cell/>
          <table:table-cell table:style-name="ce32" office:value-type="float" office:value="20" calcext:value-type="float">
            <text:p>20</text:p>
          </table:table-cell>
          <table:table-cell table:style-name="ce34" table:formula="of:=[.B15]*[.$C$4]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/>
          <table:table-cell table:style-name="ce32" office:value-type="float" office:value="21" calcext:value-type="float">
            <text:p>21</text:p>
          </table:table-cell>
          <table:table-cell table:style-name="ce34" table:formula="of:=[.B16]*[.$C$4]" office:value-type="float" office:value="231" calcext:value-type="float">
            <text:p>231</text:p>
          </table:table-cell>
          <table:table-cell table:number-columns-repeated="1021"/>
        </table:table-row>
        <table:table-row table:style-name="ro6">
          <table:table-cell/>
          <table:table-cell table:style-name="ce32" office:value-type="float" office:value="22" calcext:value-type="float">
            <text:p>22</text:p>
          </table:table-cell>
          <table:table-cell table:style-name="ce34" table:formula="of:=[.B17]*[.$C$4]" office:value-type="float" office:value="242" calcext:value-type="float">
            <text:p>242</text:p>
          </table:table-cell>
          <table:table-cell table:number-columns-repeated="1021"/>
        </table:table-row>
        <table:table-row table:style-name="ro6">
          <table:table-cell/>
          <table:table-cell table:style-name="ce32" office:value-type="float" office:value="23" calcext:value-type="float">
            <text:p>23</text:p>
          </table:table-cell>
          <table:table-cell table:style-name="ce34" table:formula="of:=[.B18]*[.$C$4]" office:value-type="float" office:value="253" calcext:value-type="float">
            <text:p>253</text:p>
          </table:table-cell>
          <table:table-cell table:number-columns-repeated="1021"/>
        </table:table-row>
        <table:table-row table:style-name="ro6">
          <table:table-cell/>
          <table:table-cell table:style-name="ce32" office:value-type="float" office:value="24" calcext:value-type="float">
            <text:p>24</text:p>
          </table:table-cell>
          <table:table-cell table:style-name="ce34" table:formula="of:=[.B19]*[.$C$4]" office:value-type="float" office:value="264" calcext:value-type="float">
            <text:p>264</text:p>
          </table:table-cell>
          <table:table-cell table:number-columns-repeated="1021"/>
        </table:table-row>
        <table:table-row table:style-name="ro6">
          <table:table-cell/>
          <table:table-cell table:style-name="ce32" office:value-type="float" office:value="25" calcext:value-type="float">
            <text:p>25</text:p>
          </table:table-cell>
          <table:table-cell table:style-name="ce34" table:formula="of:=[.B20]*[.$C$4]" office:value-type="float" office:value="275" calcext:value-type="float">
            <text:p>27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office:forms form:automatic-focus="false" form:apply-design-mode="false"/>
        <table:table-column table:style-name="co5" table:number-columns-repeated="4" table:default-cell-style-name="ce1"/>
        <table:table-column table:style-name="co23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2">
          <table:table-cell table:style-name="ce36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36"/>
          <table:table-cell table:number-columns-repeated="1018"/>
        </table:table-row>
        <table:table-row table:style-name="ro3">
          <table:table-cell table:style-name="ce37" office:value-type="string" calcext:value-type="string">
            <text:p>Lp.</text:p>
          </table:table-cell>
          <table:table-cell table:style-name="ce37" office:value-type="string" calcext:value-type="string">
            <text:p>Artykuł</text:p>
          </table:table-cell>
          <table:table-cell table:style-name="ce37" office:value-type="string" calcext:value-type="string">
            <text:p>Ilość sztuk</text:p>
          </table:table-cell>
          <table:table-cell table:style-name="ce37" office:value-type="string" calcext:value-type="string">
            <text:p>Cena zakupu</text:p>
          </table:table-cell>
          <table:table-cell table:style-name="ce37" office:value-type="string" calcext:value-type="string">
            <text:p>Cena sprzedaży</text:p>
          </table:table-cell>
          <table:table-cell table:style-name="ce37" office:value-type="string" calcext:value-type="string">
            <text:p>Zysk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.</text:p>
          </table:table-cell>
          <table:table-cell table:style-name="ce8" office:value-type="string" calcext:value-type="string">
            <text:p>Długopis</text:p>
          </table:table-cell>
          <table:table-cell table:style-name="ce8" office:value-type="float" office:value="150" calcext:value-type="float">
            <text:p>150</text:p>
          </table:table-cell>
          <table:table-cell table:style-name="ce39" office:value-type="float" office:value="1.85" calcext:value-type="float">
            <text:p>1,85 zł</text:p>
          </table:table-cell>
          <table:table-cell table:style-name="ce39" table:formula="of:=1.09*[.D3]" office:value-type="float" office:value="2.0165" calcext:value-type="float">
            <text:p>2,02 zł</text:p>
          </table:table-cell>
          <table:table-cell table:style-name="ce39" table:formula="of:=[.E3]-[.D3]" office:value-type="float" office:value="0.1665" calcext:value-type="float">
            <text:p>0,17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Farbki</text:p>
          </table:table-cell>
          <table:table-cell table:style-name="ce8" office:value-type="float" office:value="100" calcext:value-type="float">
            <text:p>100</text:p>
          </table:table-cell>
          <table:table-cell table:style-name="ce39" office:value-type="float" office:value="2.57" calcext:value-type="float">
            <text:p>2,57 zł</text:p>
          </table:table-cell>
          <table:table-cell table:style-name="ce39" table:formula="of:=1.09*[.D4]" office:value-type="float" office:value="2.8013" calcext:value-type="float">
            <text:p>2,80 zł</text:p>
          </table:table-cell>
          <table:table-cell table:style-name="ce39" table:formula="of:=[.E4]-[.D4]" office:value-type="float" office:value="0.2313" calcext:value-type="float">
            <text:p>0,23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Gumka</text:p>
          </table:table-cell>
          <table:table-cell table:style-name="ce8" office:value-type="float" office:value="135" calcext:value-type="float">
            <text:p>135</text:p>
          </table:table-cell>
          <table:table-cell table:style-name="ce39" office:value-type="float" office:value="0.86" calcext:value-type="float">
            <text:p>0,86 zł</text:p>
          </table:table-cell>
          <table:table-cell table:style-name="ce39" table:formula="of:=1.09*[.D5]" office:value-type="float" office:value="0.9374" calcext:value-type="float">
            <text:p>0,94 zł</text:p>
          </table:table-cell>
          <table:table-cell table:style-name="ce39" table:formula="of:=[.E5]-[.D5]" office:value-type="float" office:value="0.0774" calcext:value-type="float">
            <text:p>0,08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4.</text:p>
          </table:table-cell>
          <table:table-cell table:style-name="ce8" office:value-type="string" calcext:value-type="string">
            <text:p>Kredki</text:p>
          </table:table-cell>
          <table:table-cell table:style-name="ce8" office:value-type="float" office:value="110" calcext:value-type="float">
            <text:p>110</text:p>
          </table:table-cell>
          <table:table-cell table:style-name="ce39" office:value-type="float" office:value="1.53" calcext:value-type="float">
            <text:p>1,53 zł</text:p>
          </table:table-cell>
          <table:table-cell table:style-name="ce39" table:formula="of:=1.09*[.D6]" office:value-type="float" office:value="1.6677" calcext:value-type="float">
            <text:p>1,67 zł</text:p>
          </table:table-cell>
          <table:table-cell table:style-name="ce39" table:formula="of:=[.E6]-[.D6]" office:value-type="float" office:value="0.1377" calcext:value-type="float">
            <text:p>0,14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5.</text:p>
          </table:table-cell>
          <table:table-cell table:style-name="ce8" office:value-type="string" calcext:value-type="string">
            <text:p>Ołówek</text:p>
          </table:table-cell>
          <table:table-cell table:style-name="ce8" office:value-type="float" office:value="550" calcext:value-type="float">
            <text:p>550</text:p>
          </table:table-cell>
          <table:table-cell table:style-name="ce39" office:value-type="float" office:value="0.42" calcext:value-type="float">
            <text:p>0,42 zł</text:p>
          </table:table-cell>
          <table:table-cell table:style-name="ce39" table:formula="of:=1.09*[.D7]" office:value-type="float" office:value="0.4578" calcext:value-type="float">
            <text:p>0,46 zł</text:p>
          </table:table-cell>
          <table:table-cell table:style-name="ce39" table:formula="of:=[.E7]-[.D7]" office:value-type="float" office:value="0.0378000000000001" calcext:value-type="float">
            <text:p>0,04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6.</text:p>
          </table:table-cell>
          <table:table-cell table:style-name="ce8" office:value-type="string" calcext:value-type="string">
            <text:p>Zeszyt</text:p>
          </table:table-cell>
          <table:table-cell table:style-name="ce8" office:value-type="float" office:value="500" calcext:value-type="float">
            <text:p>500</text:p>
          </table:table-cell>
          <table:table-cell table:style-name="ce39" office:value-type="float" office:value="1.25" calcext:value-type="float">
            <text:p>1,25 zł</text:p>
          </table:table-cell>
          <table:table-cell table:style-name="ce39" table:formula="of:=1.09*[.D8]" office:value-type="float" office:value="1.3625" calcext:value-type="float">
            <text:p>1,36 zł</text:p>
          </table:table-cell>
          <table:table-cell table:style-name="ce39" table:formula="of:=[.E8]-[.D8]" office:value-type="float" office:value="0.1125" calcext:value-type="float">
            <text:p>0,11 zł</text:p>
          </table:table-cell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41"/>
          <table:table-cell table:style-name="ce43"/>
          <table:table-cell table:number-columns-repeated="1018"/>
        </table:table-row>
        <table:table-row table:style-name="ro7">
          <table:table-cell table:style-name="ce8"/>
          <table:table-cell table:style-name="ce8" office:value-type="string" calcext:value-type="string">
            <text:p>Marża</text:p>
          </table:table-cell>
          <table:table-cell table:style-name="ce38" office:value-type="percentage" office:value="0.09" calcext:value-type="percentage">
            <text:p>9%</text:p>
          </table:table-cell>
          <table:table-cell table:style-name="ce40"/>
          <table:table-cell table:style-name="ce42" office:value-type="string" calcext:value-type="string">
            <text:p>Razem</text:p>
          </table:table-cell>
          <table:table-cell table:style-name="ce44" table:formula="of:=[.F3]*[.C3]+[.F4]*[.C4]+[.F5]*[.C5]+[.F6]*[.C6]+[.F7]*[.C7]+[.F8]*[.C8]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1">
        <office:forms form:automatic-focus="false" form:apply-design-mode="false"/>
        <table:table-column table:style-name="co24" table:default-cell-style-name="ce1"/>
        <table:table-column table:style-name="co4" table:default-cell-style-name="ce1"/>
        <table:table-column table:style-name="co7" table:default-cell-style-name="ce1"/>
        <table:table-column table:style-name="co25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36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36"/>
          <table:table-cell table:number-columns-repeated="1017"/>
        </table:table-row>
        <table:table-row table:style-name="ro2">
          <table:covered-table-cell table:number-columns-repeated="7" table:style-name="ce36"/>
          <table:table-cell table:number-columns-repeated="1017"/>
        </table:table-row>
        <table:table-row table:style-name="ro3">
          <table:table-cell table:style-name="ce45" office:value-type="string" calcext:value-type="string">
            <text:p>Lp.</text:p>
          </table:table-cell>
          <table:table-cell table:style-name="ce45" office:value-type="string" calcext:value-type="string">
            <text:p>Nazwa towaru</text:p>
          </table:table-cell>
          <table:table-cell table:style-name="ce45" office:value-type="string" calcext:value-type="string">
            <text:p>Data sprzedaży</text:p>
          </table:table-cell>
          <table:table-cell table:style-name="ce45" office:value-type="string" calcext:value-type="string">
            <text:p>Wartość netto</text:p>
          </table:table-cell>
          <table:table-cell table:style-name="ce45" office:value-type="string" calcext:value-type="string">
            <text:p>VAT</text:p>
          </table:table-cell>
          <table:table-cell table:style-name="ce45" office:value-type="string" calcext:value-type="string">
            <text:p>Wartość brutto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6"/>
          <table:table-cell table:style-name="ce8"/>
          <table:table-cell table:style-name="ce38" office:value-type="percentage" office:value="0.22" calcext:value-type="percentage">
            <text:p>22%</text:p>
          </table:table-cell>
          <table:table-cell table:style-name="ce8"/>
          <table:table-cell table:style-name="ce38"/>
          <table:table-cell table:number-columns-repeated="1017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zeszyt B5</text:p>
          </table:table-cell>
          <table:table-cell table:style-name="ce47" table:formula="of:=TODAY()" office:value-type="date" office:date-value="2017-11-25" calcext:value-type="date">
            <text:p>11.25.2017</text:p>
          </table:table-cell>
          <table:table-cell table:style-name="ce39" office:value-type="float" office:value="13" calcext:value-type="float">
            <text:p>13,00 zł</text:p>
          </table:table-cell>
          <table:table-cell table:style-name="ce39" table:formula="of:=[.$E$7]*[.D8]" office:value-type="float" office:value="2.86" calcext:value-type="float">
            <text:p>2,86 zł</text:p>
          </table:table-cell>
          <table:table-cell table:style-name="ce39" table:formula="of:=[.D8]+[.E8]" office:value-type="float" office:value="15.86" calcext:value-type="float">
            <text:p>15,86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zeszyt A4</text:p>
          </table:table-cell>
          <table:table-cell table:style-name="ce47" table:formula="of:=TODAY()" office:value-type="date" office:date-value="2017-11-25" calcext:value-type="date">
            <text:p>11.25.2017</text:p>
          </table:table-cell>
          <table:table-cell table:style-name="ce39" office:value-type="float" office:value="18" calcext:value-type="float">
            <text:p>18,00 zł</text:p>
          </table:table-cell>
          <table:table-cell table:style-name="ce39" table:formula="of:=[.$E$7]*[.D9]" office:value-type="float" office:value="3.96" calcext:value-type="float">
            <text:p>3,96 zł</text:p>
          </table:table-cell>
          <table:table-cell table:style-name="ce39" table:formula="of:=[.D9]+[.E9]" office:value-type="float" office:value="21.96" calcext:value-type="float">
            <text:p>21,96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ługopis</text:p>
          </table:table-cell>
          <table:table-cell table:style-name="ce47" table:formula="of:=TODAY()" office:value-type="date" office:date-value="2017-11-25" calcext:value-type="date">
            <text:p>11.25.2017</text:p>
          </table:table-cell>
          <table:table-cell table:style-name="ce39" office:value-type="float" office:value="10" calcext:value-type="float">
            <text:p>10,00 zł</text:p>
          </table:table-cell>
          <table:table-cell table:style-name="ce39" table:formula="of:=[.$E$7]*[.D10]" office:value-type="float" office:value="2.2" calcext:value-type="float">
            <text:p>2,20 zł</text:p>
          </table:table-cell>
          <table:table-cell table:style-name="ce39" table:formula="of:=[.D10]+[.E10]" office:value-type="float" office:value="12.2" calcext:value-type="float">
            <text:p>12,20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ióro</text:p>
          </table:table-cell>
          <table:table-cell table:style-name="ce47" table:formula="of:=TODAY()" office:value-type="date" office:date-value="2017-11-25" calcext:value-type="date">
            <text:p>11.25.2017</text:p>
          </table:table-cell>
          <table:table-cell table:style-name="ce39" office:value-type="float" office:value="30" calcext:value-type="float">
            <text:p>30,00 zł</text:p>
          </table:table-cell>
          <table:table-cell table:style-name="ce39" table:formula="of:=[.$E$7]*[.D11]" office:value-type="float" office:value="6.6" calcext:value-type="float">
            <text:p>6,60 zł</text:p>
          </table:table-cell>
          <table:table-cell table:style-name="ce39" table:formula="of:=[.D11]+[.E11]" office:value-type="float" office:value="36.6" calcext:value-type="float">
            <text:p>36,60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inijka</text:p>
          </table:table-cell>
          <table:table-cell table:style-name="ce47" table:formula="of:=TODAY()" office:value-type="date" office:date-value="2017-11-25" calcext:value-type="date">
            <text:p>11.25.2017</text:p>
          </table:table-cell>
          <table:table-cell table:style-name="ce39" office:value-type="float" office:value="6" calcext:value-type="float">
            <text:p>6,00 zł</text:p>
          </table:table-cell>
          <table:table-cell table:style-name="ce39" table:formula="of:=[.$E$7]*[.D12]" office:value-type="float" office:value="1.32" calcext:value-type="float">
            <text:p>1,32 zł</text:p>
          </table:table-cell>
          <table:table-cell table:style-name="ce39" table:formula="of:=[.D12]+[.E12]" office:value-type="float" office:value="7.32" calcext:value-type="float">
            <text:p>7,32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kierka</text:p>
          </table:table-cell>
          <table:table-cell table:style-name="ce47" table:formula="of:=TODAY()" office:value-type="date" office:date-value="2017-11-25" calcext:value-type="date">
            <text:p>11.25.2017</text:p>
          </table:table-cell>
          <table:table-cell table:style-name="ce39" office:value-type="float" office:value="7" calcext:value-type="float">
            <text:p>7,00 zł</text:p>
          </table:table-cell>
          <table:table-cell table:style-name="ce39" table:formula="of:=[.$E$7]*[.D13]" office:value-type="float" office:value="1.54" calcext:value-type="float">
            <text:p>1,54 zł</text:p>
          </table:table-cell>
          <table:table-cell table:style-name="ce39" table:formula="of:=[.D13]+[.E13]" office:value-type="float" office:value="8.54" calcext:value-type="float">
            <text:p>8,54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gumka</text:p>
          </table:table-cell>
          <table:table-cell table:style-name="ce47" table:formula="of:=TODAY()" office:value-type="date" office:date-value="2017-11-25" calcext:value-type="date">
            <text:p>11.25.2017</text:p>
          </table:table-cell>
          <table:table-cell table:style-name="ce39" office:value-type="float" office:value="1" calcext:value-type="float">
            <text:p>1,00 zł</text:p>
          </table:table-cell>
          <table:table-cell table:style-name="ce39" table:formula="of:=[.$E$7]*[.D14]" office:value-type="float" office:value="0.22" calcext:value-type="float">
            <text:p>0,22 zł</text:p>
          </table:table-cell>
          <table:table-cell table:style-name="ce39" table:formula="of:=[.D14]+[.E14]" office:value-type="float" office:value="1.22" calcext:value-type="float">
            <text:p>1,22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kredki</text:p>
          </table:table-cell>
          <table:table-cell table:style-name="ce47" table:formula="of:=TODAY()" office:value-type="date" office:date-value="2017-11-25" calcext:value-type="date">
            <text:p>11.25.2017</text:p>
          </table:table-cell>
          <table:table-cell table:style-name="ce39" office:value-type="float" office:value="12" calcext:value-type="float">
            <text:p>12,00 zł</text:p>
          </table:table-cell>
          <table:table-cell table:style-name="ce39" table:formula="of:=[.$E$7]*[.D15]" office:value-type="float" office:value="2.64" calcext:value-type="float">
            <text:p>2,64 zł</text:p>
          </table:table-cell>
          <table:table-cell table:style-name="ce39" table:formula="of:=[.D15]+[.E15]" office:value-type="float" office:value="14.64" calcext:value-type="float">
            <text:p>14,64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arby</text:p>
          </table:table-cell>
          <table:table-cell table:style-name="ce47" table:formula="of:=TODAY()" office:value-type="date" office:date-value="2017-11-25" calcext:value-type="date">
            <text:p>11.25.2017</text:p>
          </table:table-cell>
          <table:table-cell table:style-name="ce39" office:value-type="float" office:value="25" calcext:value-type="float">
            <text:p>25,00 zł</text:p>
          </table:table-cell>
          <table:table-cell table:style-name="ce39" table:formula="of:=[.$E$7]*[.D16]" office:value-type="float" office:value="5.5" calcext:value-type="float">
            <text:p>5,50 zł</text:p>
          </table:table-cell>
          <table:table-cell table:style-name="ce39" table:formula="of:=[.D16]+[.E16]" office:value-type="float" office:value="30.5" calcext:value-type="float">
            <text:p>30,50 zł</text:p>
          </table:table-cell>
          <table:table-cell table:style-name="ce8"/>
          <table:table-cell table:style-name="ce48"/>
          <table:table-cell table:number-columns-repeated="1016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RAZEM</text:p>
          </table:table-cell>
          <table:table-cell table:style-name="ce39"/>
          <table:table-cell table:style-name="ce8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office:forms form:automatic-focus="false" form:apply-design-mode="false"/>
        <table:table-column table:style-name="co26" table:default-cell-style-name="ce1"/>
        <table:table-column table:style-name="co5" table:default-cell-style-name="ce1"/>
        <table:table-column table:style-name="co27" table:default-cell-style-name="ce1"/>
        <table:table-column table:style-name="co5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36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36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7">
          <table:table-cell table:style-name="ce8" table:number-columns-repeated="4"/>
          <table:table-cell table:style-name="ce8" office:value-type="string" calcext:value-type="string">
            <text:p>Dzisiaj:</text:p>
          </table:table-cell>
          <table:table-cell table:style-name="ce8"/>
          <table:table-cell table:style-name="ce50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Okres wypożyczenia: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Kara za dzień:</text:p>
          </table:table-cell>
          <table:table-cell table:style-name="ce8"/>
          <table:table-cell table:style-name="ce53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8" table:number-columns-repeated="6"/>
          <table:table-cell table:style-name="ce54"/>
          <table:table-cell table:number-columns-repeated="1017"/>
        </table:table-row>
        <table:table-row table:style-name="ro3">
          <table:table-cell table:style-name="ce49" office:value-type="string" calcext:value-type="string">
            <text:p>Nazwisko ucznia</text:p>
          </table:table-cell>
          <table:table-cell table:style-name="ce49" office:value-type="string" calcext:value-type="string">
            <text:p>Sygnatura</text:p>
          </table:table-cell>
          <table:table-cell table:style-name="ce49" office:value-type="string" calcext:value-type="string">
            <text:p>Data wypo- życzenia</text:p>
          </table:table-cell>
          <table:table-cell table:style-name="ce49" office:value-type="string" calcext:value-type="string">
            <text:p>Data zwrotu</text:p>
          </table:table-cell>
          <table:table-cell table:style-name="ce49" office:value-type="string" calcext:value-type="string">
            <text:p>Ile dni</text:p>
          </table:table-cell>
          <table:table-cell table:style-name="ce49" office:value-type="string" calcext:value-type="string">
            <text:p>Spóźnienie</text:p>
          </table:table-cell>
          <table:table-cell table:style-name="ce49" office:value-type="string" calcext:value-type="string">
            <text:p>Kara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BS233</text:p>
          </table:table-cell>
          <table:table-cell table:style-name="ce50" office:value-type="date" office:date-value="2002-01-25" calcext:value-type="date">
            <text:p>1.25.2002</text:p>
          </table:table-cell>
          <table:table-cell table:style-name="ce50" office:value-type="date" office:date-value="2003-01-01" calcext:value-type="date">
            <text:p>1.1.2003</text:p>
          </table:table-cell>
          <table:table-cell table:style-name="ce51" table:formula="of:=[.D10]-[.C10]" office:value-type="float" office:value="341" calcext:value-type="float">
            <text:p>341</text:p>
          </table:table-cell>
          <table:table-cell table:style-name="ce8" table:formula="of:=[.E10]-[.$G$6]" office:value-type="float" office:value="311" calcext:value-type="float">
            <text:p>311</text:p>
          </table:table-cell>
          <table:table-cell table:style-name="ce54" table:formula="of:=[.F10]*[.$G$7]" office:value-type="float" office:value="31.1" calcext:value-type="float">
            <text:p><text:s/>31,1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BS134</text:p>
          </table:table-cell>
          <table:table-cell table:style-name="ce50" office:value-type="date" office:date-value="2002-02-01" calcext:value-type="date">
            <text:p>2.1.2002</text:p>
          </table:table-cell>
          <table:table-cell table:style-name="ce50" office:value-type="date" office:date-value="2003-01-01" calcext:value-type="date">
            <text:p>1.1.2003</text:p>
          </table:table-cell>
          <table:table-cell table:style-name="ce51" table:formula="of:=[.D11]-[.C11]" office:value-type="float" office:value="334" calcext:value-type="float">
            <text:p>334</text:p>
          </table:table-cell>
          <table:table-cell table:style-name="ce8" table:formula="of:=[.E11]-[.$G$6]" office:value-type="float" office:value="304" calcext:value-type="float">
            <text:p>304</text:p>
          </table:table-cell>
          <table:table-cell table:style-name="ce54" table:formula="of:=[.F11]*[.$G$7]" office:value-type="float" office:value="30.4" calcext:value-type="float">
            <text:p><text:s/>30,4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Paciej</text:p>
          </table:table-cell>
          <table:table-cell table:style-name="ce8" office:value-type="string" calcext:value-type="string">
            <text:p>BS342</text:p>
          </table:table-cell>
          <table:table-cell table:style-name="ce50" office:value-type="date" office:date-value="2001-05-04" calcext:value-type="date">
            <text:p>5.4.2001</text:p>
          </table:table-cell>
          <table:table-cell table:style-name="ce50" office:value-type="date" office:date-value="2003-01-01" calcext:value-type="date">
            <text:p>1.1.2003</text:p>
          </table:table-cell>
          <table:table-cell table:style-name="ce51" table:formula="of:=[.D12]-[.C12]" office:value-type="float" office:value="607" calcext:value-type="float">
            <text:p>607</text:p>
          </table:table-cell>
          <table:table-cell table:style-name="ce8" table:formula="of:=[.E12]-[.$G$6]" office:value-type="float" office:value="577" calcext:value-type="float">
            <text:p>577</text:p>
          </table:table-cell>
          <table:table-cell table:style-name="ce54" table:formula="of:=[.F12]*[.$G$7]" office:value-type="float" office:value="57.7" calcext:value-type="float">
            <text:p><text:s/>57,7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Szmit</text:p>
          </table:table-cell>
          <table:table-cell table:style-name="ce8" office:value-type="string" calcext:value-type="string">
            <text:p>BS004</text:p>
          </table:table-cell>
          <table:table-cell table:style-name="ce50" office:value-type="date" office:date-value="2000-05-10" calcext:value-type="date">
            <text:p>5.10.2000</text:p>
          </table:table-cell>
          <table:table-cell table:style-name="ce50" office:value-type="date" office:date-value="2003-01-01" calcext:value-type="date">
            <text:p>1.1.2003</text:p>
          </table:table-cell>
          <table:table-cell table:style-name="ce51" table:formula="of:=[.D13]-[.C13]" office:value-type="float" office:value="966" calcext:value-type="float">
            <text:p>966</text:p>
          </table:table-cell>
          <table:table-cell table:style-name="ce8" table:formula="of:=[.E13]-[.$G$6]" office:value-type="float" office:value="936" calcext:value-type="float">
            <text:p>936</text:p>
          </table:table-cell>
          <table:table-cell table:style-name="ce54" table:formula="of:=[.F13]*[.$G$7]" office:value-type="float" office:value="93.6" calcext:value-type="float">
            <text:p><text:s/>93,6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Drukarski</text:p>
          </table:table-cell>
          <table:table-cell table:style-name="ce8" office:value-type="string" calcext:value-type="string">
            <text:p>BS611</text:p>
          </table:table-cell>
          <table:table-cell table:style-name="ce50" office:value-type="date" office:date-value="2001-12-06" calcext:value-type="date">
            <text:p>12.6.2001</text:p>
          </table:table-cell>
          <table:table-cell table:style-name="ce50" office:value-type="date" office:date-value="2003-01-01" calcext:value-type="date">
            <text:p>1.1.2003</text:p>
          </table:table-cell>
          <table:table-cell table:style-name="ce51" table:formula="of:=[.D14]-[.C14]" office:value-type="float" office:value="391" calcext:value-type="float">
            <text:p>391</text:p>
          </table:table-cell>
          <table:table-cell table:style-name="ce8" table:formula="of:=[.E14]-[.$G$6]" office:value-type="float" office:value="361" calcext:value-type="float">
            <text:p>361</text:p>
          </table:table-cell>
          <table:table-cell table:style-name="ce54" table:formula="of:=[.F14]*[.$G$7]" office:value-type="float" office:value="36.1" calcext:value-type="float">
            <text:p><text:s/>36,10 zł </text:p>
          </table:table-cell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7" table:number-columns-repeated="2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52" office:value-type="string" calcext:value-type="string">
            <text:p>RAZEM KARY</text:p>
          </table:table-cell>
          <table:table-cell table:style-name="ce52"/>
          <table:table-cell table:style-name="ce55" table:formula="of:=SUM([.G10:.G14])" office:value-type="float" office:value="248.9" calcext:value-type="float">
            <text:p><text:s/>248,90 zł 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office:forms form:automatic-focus="false" form:apply-design-mode="false"/>
        <table:table-column table:style-name="co30" table:default-cell-style-name="ce1"/>
        <table:table-column table:style-name="co7" table:default-cell-style-name="ce1"/>
        <table:table-column table:style-name="co31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8">
          <table:table-cell/>
          <table:table-cell office:value-type="string" calcext:value-type="string">
            <text:p>ZESTAWIENIE OFERT KOLONIJNYCH</text:p>
          </table:table-cell>
          <table:table-cell table:style-name="ce5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56" office:value-type="string" calcext:value-type="string">
            <text:p>Dokąd jedziemy</text:p>
          </table:table-cell>
          <table:table-cell table:style-name="ce56" office:value-type="string" calcext:value-type="string">
            <text:p>Data początkowa</text:p>
          </table:table-cell>
          <table:table-cell table:style-name="ce56" office:value-type="string" calcext:value-type="string">
            <text:p>Data końcowa</text:p>
          </table:table-cell>
          <table:table-cell table:style-name="ce56" office:value-type="string" calcext:value-type="string">
            <text:p>Koszt <text:s text:c="2"/></text:p>
          </table:table-cell>
          <table:table-cell table:style-name="ce59" office:value-type="string" calcext:value-type="string">
            <text:p>Ile dni na koloniach</text:p>
          </table:table-cell>
          <table:table-cell table:style-name="ce56" office:value-type="string" calcext:value-type="string">
            <text:p>Koszt dzienn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rynica Morska</text:p>
          </table:table-cell>
          <table:table-cell table:style-name="ce15" office:value-type="date" office:date-value="2004-07-01" calcext:value-type="date">
            <text:p>07.1.2004</text:p>
          </table:table-cell>
          <table:table-cell table:style-name="ce15" office:value-type="date" office:date-value="2004-07-15" calcext:value-type="date">
            <text:p>07.15.2004</text:p>
          </table:table-cell>
          <table:table-cell table:style-name="ce58" office:value-type="currency" office:currency="PLN" office:value="800" calcext:value-type="currency">
            <text:p>800,00 zł</text:p>
          </table:table-cell>
          <table:table-cell table:formula="of:=[.C4]-[.B4]" office:value-type="float" office:value="14" calcext:value-type="float">
            <text:p>14</text:p>
          </table:table-cell>
          <table:table-cell table:style-name="ce58" table:formula="of:=[.D4]/[.E4]" office:value-type="currency" office:currency="PLN" office:value="57.1428571428571" calcext:value-type="currency">
            <text:p>57,14 zł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zczecin</text:p>
          </table:table-cell>
          <table:table-cell table:style-name="ce15" office:value-type="date" office:date-value="2004-07-01" calcext:value-type="date">
            <text:p>07.1.2004</text:p>
          </table:table-cell>
          <table:table-cell table:style-name="ce15" office:value-type="date" office:date-value="2004-07-16" calcext:value-type="date">
            <text:p>07.16.2004</text:p>
          </table:table-cell>
          <table:table-cell table:style-name="ce58" office:value-type="currency" office:currency="PLN" office:value="690" calcext:value-type="currency">
            <text:p>690,00 zł</text:p>
          </table:table-cell>
          <table:table-cell table:formula="of:=[.C5]-[.B5]" office:value-type="float" office:value="15" calcext:value-type="float">
            <text:p>15</text:p>
          </table:table-cell>
          <table:table-cell table:style-name="ce58" table:formula="of:=[.D5]/[.E5]" office:value-type="currency" office:currency="PLN" office:value="46" calcext:value-type="currency">
            <text:p>46,00 zł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Łeba</text:p>
          </table:table-cell>
          <table:table-cell table:style-name="ce15" office:value-type="date" office:date-value="2004-07-01" calcext:value-type="date">
            <text:p>07.1.2004</text:p>
          </table:table-cell>
          <table:table-cell table:style-name="ce15" office:value-type="date" office:date-value="2004-07-14" calcext:value-type="date">
            <text:p>07.14.2004</text:p>
          </table:table-cell>
          <table:table-cell table:style-name="ce58" office:value-type="currency" office:currency="PLN" office:value="720" calcext:value-type="currency">
            <text:p>720,00 zł</text:p>
          </table:table-cell>
          <table:table-cell table:formula="of:=[.C6]-[.B6]" office:value-type="float" office:value="13" calcext:value-type="float">
            <text:p>13</text:p>
          </table:table-cell>
          <table:table-cell table:style-name="ce58" table:formula="of:=[.D6]/[.E6]" office:value-type="currency" office:currency="PLN" office:value="55.3846153846154" calcext:value-type="currency">
            <text:p>55,38 zł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zczyrk</text:p>
          </table:table-cell>
          <table:table-cell table:style-name="ce15" office:value-type="date" office:date-value="2004-07-01" calcext:value-type="date">
            <text:p>07.1.2004</text:p>
          </table:table-cell>
          <table:table-cell table:style-name="ce15" office:value-type="date" office:date-value="2004-07-16" calcext:value-type="date">
            <text:p>07.16.2004</text:p>
          </table:table-cell>
          <table:table-cell table:style-name="ce58" office:value-type="currency" office:currency="PLN" office:value="610" calcext:value-type="currency">
            <text:p>610,00 zł</text:p>
          </table:table-cell>
          <table:table-cell table:formula="of:=[.C7]-[.B7]" office:value-type="float" office:value="15" calcext:value-type="float">
            <text:p>15</text:p>
          </table:table-cell>
          <table:table-cell table:style-name="ce58" table:formula="of:=[.D7]/[.E7]" office:value-type="currency" office:currency="PLN" office:value="40.6666666666667" calcext:value-type="currency">
            <text:p>40,67 zł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łobrzeg</text:p>
          </table:table-cell>
          <table:table-cell table:style-name="ce15" office:value-type="date" office:date-value="2004-07-01" calcext:value-type="date">
            <text:p>07.1.2004</text:p>
          </table:table-cell>
          <table:table-cell table:style-name="ce15" office:value-type="date" office:date-value="2004-07-15" calcext:value-type="date">
            <text:p>07.15.2004</text:p>
          </table:table-cell>
          <table:table-cell table:style-name="ce58" office:value-type="currency" office:currency="PLN" office:value="590" calcext:value-type="currency">
            <text:p>590,00 zł</text:p>
          </table:table-cell>
          <table:table-cell table:formula="of:=[.C8]-[.B8]" office:value-type="float" office:value="14" calcext:value-type="float">
            <text:p>14</text:p>
          </table:table-cell>
          <table:table-cell table:style-name="ce58" table:formula="of:=[.D8]/[.E8]" office:value-type="currency" office:currency="PLN" office:value="42.1428571428571" calcext:value-type="currency">
            <text:p>42,14 zł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l</text:p>
          </table:table-cell>
          <table:table-cell table:style-name="ce15" office:value-type="date" office:date-value="2004-07-01" calcext:value-type="date">
            <text:p>07.1.2004</text:p>
          </table:table-cell>
          <table:table-cell table:style-name="ce15" office:value-type="date" office:date-value="2004-07-14" calcext:value-type="date">
            <text:p>07.14.2004</text:p>
          </table:table-cell>
          <table:table-cell table:style-name="ce58" office:value-type="currency" office:currency="PLN" office:value="750" calcext:value-type="currency">
            <text:p>750,00 zł</text:p>
          </table:table-cell>
          <table:table-cell table:formula="of:=[.C9]-[.B9]" office:value-type="float" office:value="13" calcext:value-type="float">
            <text:p>13</text:p>
          </table:table-cell>
          <table:table-cell table:style-name="ce58" table:formula="of:=[.D9]/[.E9]" office:value-type="currency" office:currency="PLN" office:value="57.6923076923077" calcext:value-type="currency">
            <text:p>57,69 zł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kopane</text:p>
          </table:table-cell>
          <table:table-cell table:style-name="ce15" office:value-type="date" office:date-value="2004-07-01" calcext:value-type="date">
            <text:p>07.1.2004</text:p>
          </table:table-cell>
          <table:table-cell table:style-name="ce15" office:value-type="date" office:date-value="2004-07-16" calcext:value-type="date">
            <text:p>07.16.2004</text:p>
          </table:table-cell>
          <table:table-cell table:style-name="ce58" office:value-type="currency" office:currency="PLN" office:value="820" calcext:value-type="currency">
            <text:p>820,00 zł</text:p>
          </table:table-cell>
          <table:table-cell table:formula="of:=[.C10]-[.B10]" office:value-type="float" office:value="15" calcext:value-type="float">
            <text:p>15</text:p>
          </table:table-cell>
          <table:table-cell table:style-name="ce58" table:formula="of:=[.D10]/[.E10]" office:value-type="currency" office:currency="PLN" office:value="54.6666666666667" calcext:value-type="currency">
            <text:p>54,67 zł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.</text:p>
          </table:table-cell>
          <table:table-cell table:style-name="ce15"/>
          <table:table-cell table:style-name="ce58"/>
          <table:table-cell/>
          <table:table-cell table:style-name="ce58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Średni koszt</text:p>
          </table:table-cell>
          <table:table-cell table:style-name="ce58" table:formula="of:=AVERAGE([.D4:.D10])" office:value-type="currency" office:currency="PLN" office:value="711.428571428572" calcext:value-type="currency">
            <text:p>711,43 zł</text:p>
          </table:table-cell>
          <table:table-cell/>
          <table:table-cell table:style-name="ce58" table:formula="of:=AVERAGE([.F4:.F10])" office:value-type="currency" office:currency="PLN" office:value="50.5279958137101" calcext:value-type="currency">
            <text:p>50,53 zł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14">
        <office:forms form:automatic-focus="false" form:apply-design-mode="false"/>
        <table:shapes>
          <draw:frame draw:z-index="0" draw:style-name="gr9" draw:text-style-name="P4" svg:width="159.83mm" svg:height="89.86mm" svg:x="239.59mm" svg:y="70.71mm">
            <loext:p draw:notify-on-update-of-ranges="Kredyt.E18:Kredyt.E29 Kredyt.F18:Kredyt.F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23" table:default-cell-style-name="ce1"/>
        <table:table-column table:style-name="co3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9">
          <table:table-cell table:style-name="ce60" office:value-type="string" calcext:value-type="string">
            <text:p>W celu zakupu komputera zaciągnąłeś/eś/ w banku kredyt w wysokości 3000 zł.</text:p>
          </table:table-cell>
          <table:table-cell table:style-name="ce61" table:number-columns-repeated="6"/>
          <table:table-cell table:number-columns-repeated="1017"/>
        </table:table-row>
        <table:table-row table:style-name="ro9">
          <table:table-cell table:style-name="ce60" office:value-type="string" calcext:value-type="string">
            <text:p>na okres 12 miesięcy. Spłacając pożyczkę spłacasz raty kapitałowe i odsetki.</text:p>
          </table:table-cell>
          <table:table-cell table:style-name="ce61" table:number-columns-repeated="6"/>
          <table:table-cell table:number-columns-repeated="1017"/>
        </table:table-row>
        <table:table-row table:style-name="ro9">
          <table:table-cell table:style-name="ce60" office:value-type="string" calcext:value-type="string">
            <text:p>Wysokość odsetek zmniejsza się wraz ze spłata rat kapitałowych.</text:p>
          </table:table-cell>
          <table:table-cell table:style-name="ce61" table:number-columns-repeated="6"/>
          <table:table-cell table:number-columns-repeated="1017"/>
        </table:table-row>
        <table:table-row table:style-name="ro2">
          <table:table-cell table:style-name="ce61" table:number-columns-repeated="7"/>
          <table:table-cell table:number-columns-repeated="1017"/>
        </table:table-row>
        <table:table-row table:style-name="ro9">
          <table:table-cell table:style-name="ce61"/>
          <table:table-cell table:style-name="ce60" office:value-type="string" calcext:value-type="string">
            <text:p>Oblicz wysokość odsetek przypadajacych na n-ty miesiąc.</text:p>
          </table:table-cell>
          <table:table-cell table:style-name="ce60" table:number-columns-repeated="5"/>
          <table:table-cell table:number-columns-repeated="1017"/>
        </table:table-row>
        <table:table-row table:style-name="ro9">
          <table:table-cell table:style-name="ce61"/>
          <table:table-cell table:style-name="ce60" office:value-type="string" calcext:value-type="string">
            <text:p>Oblicz ile pieniędzy musisz przeznaczyć w każdym miesiącu na spłatę</text:p>
          </table:table-cell>
          <table:table-cell table:style-name="ce60" table:number-columns-repeated="5"/>
          <table:table-cell table:number-columns-repeated="1017"/>
        </table:table-row>
        <table:table-row table:style-name="ro9">
          <table:table-cell table:style-name="ce61"/>
          <table:table-cell table:style-name="ce60" office:value-type="string" calcext:value-type="string">
            <text:p>zaciągniętego kredytu.</text:p>
          </table:table-cell>
          <table:table-cell table:style-name="ce60" table:number-columns-repeated="5"/>
          <table:table-cell table:number-columns-repeated="1017"/>
        </table:table-row>
        <table:table-row table:style-name="ro9">
          <table:table-cell table:style-name="ce61"/>
          <table:table-cell table:style-name="ce60" office:value-type="string" calcext:value-type="string">
            <text:p>Oblicz realny koszt pożyczki tj. ile procent więcej musiałaś/eś/ zwrócić do banku</text:p>
          </table:table-cell>
          <table:table-cell table:style-name="ce60" table:number-columns-repeated="5"/>
          <table:table-cell table:number-columns-repeated="1017"/>
        </table:table-row>
        <table:table-row table:style-name="ro9">
          <table:table-cell table:style-name="ce61"/>
          <table:table-cell table:style-name="ce60" table:number-columns-repeated="6"/>
          <table:table-cell table:number-columns-repeated="1017"/>
        </table:table-row>
        <table:table-row table:style-name="ro9">
          <table:table-cell table:style-name="ce61"/>
          <table:table-cell table:style-name="ce62" office:value-type="string" calcext:value-type="string">
            <text:p>Dane do zadania:</text:p>
          </table:table-cell>
          <table:table-cell table:style-name="ce62"/>
          <table:table-cell table:style-name="ce60" table:number-columns-repeated="4"/>
          <table:table-cell table:number-columns-repeated="1017"/>
        </table:table-row>
        <table:table-row table:style-name="ro9">
          <table:table-cell table:style-name="ce61"/>
          <table:table-cell table:style-name="ce63" office:value-type="string" calcext:value-type="string">
            <text:p>Wysokość kredytu: </text:p>
          </table:table-cell>
          <table:table-cell table:style-name="ce63"/>
          <table:table-cell table:style-name="ce68" office:value-type="float" office:value="3000" calcext:value-type="float">
            <text:p>3 000,00 zł</text:p>
          </table:table-cell>
          <table:table-cell table:style-name="ce60" table:number-columns-repeated="3"/>
          <table:table-cell table:number-columns-repeated="1017"/>
        </table:table-row>
        <table:table-row table:style-name="ro9">
          <table:table-cell table:style-name="ce61"/>
          <table:table-cell table:style-name="ce64" office:value-type="string" calcext:value-type="string" table:number-columns-spanned="2" table:number-rows-spanned="1">
            <text:p>Ilość rat:</text:p>
          </table:table-cell>
          <table:covered-table-cell table:style-name="ce64"/>
          <table:table-cell table:style-name="ce69" office:value-type="float" office:value="12" calcext:value-type="float">
            <text:p>12</text:p>
          </table:table-cell>
          <table:table-cell table:style-name="ce60" table:number-columns-repeated="3"/>
          <table:table-cell table:number-columns-repeated="1017"/>
        </table:table-row>
        <table:table-row table:style-name="ro9">
          <table:table-cell table:style-name="ce61"/>
          <table:table-cell table:style-name="ce63" office:value-type="string" calcext:value-type="string">
            <text:p>Wysokość raty kapitałowej:</text:p>
          </table:table-cell>
          <table:table-cell table:style-name="ce63"/>
          <table:table-cell table:style-name="ce70" table:formula="of:=[.D11]/[.D12]" office:value-type="float" office:value="250" calcext:value-type="float">
            <text:p>250</text:p>
          </table:table-cell>
          <table:table-cell table:style-name="ce60" table:number-columns-repeated="3"/>
          <table:table-cell table:number-columns-repeated="1017"/>
        </table:table-row>
        <table:table-row table:style-name="ro9">
          <table:table-cell table:style-name="ce61"/>
          <table:table-cell table:style-name="ce63" office:value-type="string" calcext:value-type="string">
            <text:p>Data zaciągnięcia kredytu: </text:p>
          </table:table-cell>
          <table:table-cell table:style-name="ce63"/>
          <table:table-cell table:style-name="ce71" office:value-type="date" office:date-value="2017-11-25" calcext:value-type="date">
            <text:p>25.11.2017</text:p>
          </table:table-cell>
          <table:table-cell table:style-name="ce60" table:number-columns-repeated="3"/>
          <table:table-cell table:number-columns-repeated="1017"/>
        </table:table-row>
        <table:table-row table:style-name="ro9">
          <table:table-cell table:style-name="ce61"/>
          <table:table-cell table:style-name="ce63" office:value-type="string" calcext:value-type="string">
            <text:p>Oprocentowanie miesięczne: </text:p>
          </table:table-cell>
          <table:table-cell table:style-name="ce63"/>
          <table:table-cell table:style-name="ce72" office:value-type="percentage" office:value="0.0283" calcext:value-type="percentage">
            <text:p>2,83%</text:p>
          </table:table-cell>
          <table:table-cell table:style-name="ce60" table:number-columns-repeated="3"/>
          <table:table-cell table:number-columns-repeated="1017"/>
        </table:table-row>
        <table:table-row table:style-name="ro9">
          <table:table-cell/>
          <table:table-cell table:style-name="ce60" table:number-columns-repeated="6"/>
          <table:table-cell table:number-columns-repeated="1017"/>
        </table:table-row>
        <table:table-row table:style-name="ro10">
          <table:table-cell/>
          <table:table-cell table:style-name="ce65" office:value-type="string" calcext:value-type="string">
            <text:p>Lp.</text:p>
          </table:table-cell>
          <table:table-cell table:style-name="ce65" office:value-type="string" calcext:value-type="string">
            <text:p>Termin spłaty</text:p>
          </table:table-cell>
          <table:table-cell table:style-name="ce73" office:value-type="string" calcext:value-type="string">
            <text:p>Rata kapitałowa</text:p>
          </table:table-cell>
          <table:table-cell table:style-name="ce65" office:value-type="string" calcext:value-type="string">
            <text:p>Odsetki</text:p>
          </table:table-cell>
          <table:table-cell table:style-name="ce65" office:value-type="string" calcext:value-type="string">
            <text:p>Do zapłaty</text:p>
          </table:table-cell>
          <table:table-cell table:style-name="ce73" office:value-type="string" calcext:value-type="string">
            <text:p>Pozostało do spłaty</text:p>
          </table:table-cell>
          <table:table-cell table:number-columns-repeated="1017"/>
        </table:table-row>
        <table:table-row table:style-name="ro9">
          <table:table-cell/>
          <table:table-cell table:style-name="ce66" office:value-type="float" office:value="1" calcext:value-type="float">
            <text:p>1</text:p>
          </table:table-cell>
          <table:table-cell table:style-name="ce67" office:value-type="date" office:date-value="2017-11-25" calcext:value-type="date">
            <text:p>25 listopada 2017</text:p>
          </table:table-cell>
          <table:table-cell table:style-name="ce74" office:value-type="float" office:value="250" calcext:value-type="float">
            <text:p>250 zł</text:p>
          </table:table-cell>
          <table:table-cell table:style-name="ce76" table:formula="of:=[.$D$11]*[.$D$15]" office:value-type="float" office:value="84.9" calcext:value-type="float">
            <text:p>84,90 zł</text:p>
          </table:table-cell>
          <table:table-cell table:style-name="ce76" table:formula="of:=[.D18]+[.E18]" office:value-type="float" office:value="334.9" calcext:value-type="float">
            <text:p>334,90 zł</text:p>
          </table:table-cell>
          <table:table-cell table:style-name="ce76" table:formula="of:=[.$D$11]-[.D18]" office:value-type="float" office:value="2750" calcext:value-type="float">
            <text:p>2 750,00 zł</text:p>
          </table:table-cell>
          <table:table-cell table:number-columns-repeated="1017"/>
        </table:table-row>
        <table:table-row table:style-name="ro9">
          <table:table-cell/>
          <table:table-cell table:style-name="ce66" office:value-type="float" office:value="2" calcext:value-type="float">
            <text:p>2</text:p>
          </table:table-cell>
          <table:table-cell table:style-name="ce67" office:value-type="date" office:date-value="2017-12-25" calcext:value-type="date">
            <text:p>25 grudnia 2017</text:p>
          </table:table-cell>
          <table:table-cell table:style-name="ce74" office:value-type="float" office:value="250" calcext:value-type="float">
            <text:p>250 zł</text:p>
          </table:table-cell>
          <table:table-cell table:style-name="ce76" table:formula="of:=[.G18]*[.$D$15]" office:value-type="float" office:value="77.825" calcext:value-type="float">
            <text:p>77,83 zł</text:p>
          </table:table-cell>
          <table:table-cell table:style-name="ce76" table:formula="of:=[.D19]+[.E19]" office:value-type="float" office:value="327.825" calcext:value-type="float">
            <text:p>327,83 zł</text:p>
          </table:table-cell>
          <table:table-cell table:style-name="ce76" table:formula="of:=[.G18]-[.D19]" office:value-type="float" office:value="2500" calcext:value-type="float">
            <text:p>2 500,00 zł</text:p>
          </table:table-cell>
          <table:table-cell table:number-columns-repeated="1017"/>
        </table:table-row>
        <table:table-row table:style-name="ro9">
          <table:table-cell/>
          <table:table-cell table:style-name="ce66" office:value-type="float" office:value="3" calcext:value-type="float">
            <text:p>3</text:p>
          </table:table-cell>
          <table:table-cell table:style-name="ce67" office:value-type="date" office:date-value="2018-01-25" calcext:value-type="date">
            <text:p>25 stycznia 2018</text:p>
          </table:table-cell>
          <table:table-cell table:style-name="ce74" office:value-type="float" office:value="250" calcext:value-type="float">
            <text:p>250 zł</text:p>
          </table:table-cell>
          <table:table-cell table:style-name="ce76" table:formula="of:=[.G19]*[.$D$15]" office:value-type="float" office:value="70.75" calcext:value-type="float">
            <text:p>70,75 zł</text:p>
          </table:table-cell>
          <table:table-cell table:style-name="ce76" table:formula="of:=[.D20]+[.E20]" office:value-type="float" office:value="320.75" calcext:value-type="float">
            <text:p>320,75 zł</text:p>
          </table:table-cell>
          <table:table-cell table:style-name="ce76" table:formula="of:=[.G19]-[.D20]" office:value-type="float" office:value="2250" calcext:value-type="float">
            <text:p>2 250,00 zł</text:p>
          </table:table-cell>
          <table:table-cell table:number-columns-repeated="1017"/>
        </table:table-row>
        <table:table-row table:style-name="ro9">
          <table:table-cell/>
          <table:table-cell table:style-name="ce66" office:value-type="float" office:value="4" calcext:value-type="float">
            <text:p>4</text:p>
          </table:table-cell>
          <table:table-cell table:style-name="ce67" office:value-type="date" office:date-value="2018-02-25" calcext:value-type="date">
            <text:p>25 lutego 2018</text:p>
          </table:table-cell>
          <table:table-cell table:style-name="ce74" office:value-type="float" office:value="250" calcext:value-type="float">
            <text:p>250 zł</text:p>
          </table:table-cell>
          <table:table-cell table:style-name="ce76" table:formula="of:=[.G20]*[.$D$15]" office:value-type="float" office:value="63.675" calcext:value-type="float">
            <text:p>63,68 zł</text:p>
          </table:table-cell>
          <table:table-cell table:style-name="ce76" table:formula="of:=[.D21]+[.E21]" office:value-type="float" office:value="313.675" calcext:value-type="float">
            <text:p>313,68 zł</text:p>
          </table:table-cell>
          <table:table-cell table:style-name="ce76" table:formula="of:=[.G20]-[.D21]" office:value-type="float" office:value="2000" calcext:value-type="float">
            <text:p>2 000,00 zł</text:p>
          </table:table-cell>
          <table:table-cell table:number-columns-repeated="1017"/>
        </table:table-row>
        <table:table-row table:style-name="ro9">
          <table:table-cell/>
          <table:table-cell table:style-name="ce66" office:value-type="float" office:value="5" calcext:value-type="float">
            <text:p>5</text:p>
          </table:table-cell>
          <table:table-cell table:style-name="ce67" office:value-type="date" office:date-value="2018-03-25" calcext:value-type="date">
            <text:p>25 marca 2018</text:p>
          </table:table-cell>
          <table:table-cell table:style-name="ce74" office:value-type="float" office:value="250" calcext:value-type="float">
            <text:p>250 zł</text:p>
          </table:table-cell>
          <table:table-cell table:style-name="ce76" table:formula="of:=[.G21]*[.$D$15]" office:value-type="float" office:value="56.6" calcext:value-type="float">
            <text:p>56,60 zł</text:p>
          </table:table-cell>
          <table:table-cell table:style-name="ce76" table:formula="of:=[.D22]+[.E22]" office:value-type="float" office:value="306.6" calcext:value-type="float">
            <text:p>306,60 zł</text:p>
          </table:table-cell>
          <table:table-cell table:style-name="ce76" table:formula="of:=[.G21]-[.D22]" office:value-type="float" office:value="1750" calcext:value-type="float">
            <text:p>1 750,00 zł</text:p>
          </table:table-cell>
          <table:table-cell table:number-columns-repeated="1017"/>
        </table:table-row>
        <table:table-row table:style-name="ro9">
          <table:table-cell/>
          <table:table-cell table:style-name="ce66" office:value-type="float" office:value="6" calcext:value-type="float">
            <text:p>6</text:p>
          </table:table-cell>
          <table:table-cell table:style-name="ce67" office:value-type="date" office:date-value="2018-04-25" calcext:value-type="date">
            <text:p>25 kwietnia 2018</text:p>
          </table:table-cell>
          <table:table-cell table:style-name="ce74" office:value-type="float" office:value="250" calcext:value-type="float">
            <text:p>250 zł</text:p>
          </table:table-cell>
          <table:table-cell table:style-name="ce76" table:formula="of:=[.G22]*[.$D$15]" office:value-type="float" office:value="49.525" calcext:value-type="float">
            <text:p>49,53 zł</text:p>
          </table:table-cell>
          <table:table-cell table:style-name="ce76" table:formula="of:=[.D23]+[.E23]" office:value-type="float" office:value="299.525" calcext:value-type="float">
            <text:p>299,53 zł</text:p>
          </table:table-cell>
          <table:table-cell table:style-name="ce76" table:formula="of:=[.G22]-[.D23]" office:value-type="float" office:value="1500" calcext:value-type="float">
            <text:p>1 500,00 zł</text:p>
          </table:table-cell>
          <table:table-cell table:number-columns-repeated="1017"/>
        </table:table-row>
        <table:table-row table:style-name="ro9">
          <table:table-cell/>
          <table:table-cell table:style-name="ce66" office:value-type="float" office:value="7" calcext:value-type="float">
            <text:p>7</text:p>
          </table:table-cell>
          <table:table-cell table:style-name="ce67" office:value-type="date" office:date-value="2018-05-25" calcext:value-type="date">
            <text:p>25 maja 2018</text:p>
          </table:table-cell>
          <table:table-cell table:style-name="ce74" office:value-type="float" office:value="250" calcext:value-type="float">
            <text:p>250 zł</text:p>
          </table:table-cell>
          <table:table-cell table:style-name="ce76" table:formula="of:=[.G23]*[.$D$15]" office:value-type="float" office:value="42.45" calcext:value-type="float">
            <text:p>42,45 zł</text:p>
          </table:table-cell>
          <table:table-cell table:style-name="ce76" table:formula="of:=[.D24]+[.E24]" office:value-type="float" office:value="292.45" calcext:value-type="float">
            <text:p>292,45 zł</text:p>
          </table:table-cell>
          <table:table-cell table:style-name="ce76" table:formula="of:=[.G23]-[.D24]" office:value-type="float" office:value="1250" calcext:value-type="float">
            <text:p>1 250,00 zł</text:p>
          </table:table-cell>
          <table:table-cell table:number-columns-repeated="1017"/>
        </table:table-row>
        <table:table-row table:style-name="ro9">
          <table:table-cell/>
          <table:table-cell table:style-name="ce66" office:value-type="float" office:value="8" calcext:value-type="float">
            <text:p>8</text:p>
          </table:table-cell>
          <table:table-cell table:style-name="ce67" office:value-type="date" office:date-value="2018-06-25" calcext:value-type="date">
            <text:p>25 czerwca 2018</text:p>
          </table:table-cell>
          <table:table-cell table:style-name="ce74" office:value-type="float" office:value="250" calcext:value-type="float">
            <text:p>250 zł</text:p>
          </table:table-cell>
          <table:table-cell table:style-name="ce76" table:formula="of:=[.G24]*[.$D$15]" office:value-type="float" office:value="35.375" calcext:value-type="float">
            <text:p>35,38 zł</text:p>
          </table:table-cell>
          <table:table-cell table:style-name="ce76" table:formula="of:=[.D25]+[.E25]" office:value-type="float" office:value="285.375" calcext:value-type="float">
            <text:p>285,38 zł</text:p>
          </table:table-cell>
          <table:table-cell table:style-name="ce76" table:formula="of:=[.G24]-[.D25]" office:value-type="float" office:value="1000" calcext:value-type="float">
            <text:p>1 000,00 zł</text:p>
          </table:table-cell>
          <table:table-cell table:number-columns-repeated="1017"/>
        </table:table-row>
        <table:table-row table:style-name="ro9">
          <table:table-cell/>
          <table:table-cell table:style-name="ce66" office:value-type="float" office:value="9" calcext:value-type="float">
            <text:p>9</text:p>
          </table:table-cell>
          <table:table-cell table:style-name="ce67" office:value-type="date" office:date-value="2018-07-25" calcext:value-type="date">
            <text:p>25 lipca 2018</text:p>
          </table:table-cell>
          <table:table-cell table:style-name="ce74" office:value-type="float" office:value="250" calcext:value-type="float">
            <text:p>250 zł</text:p>
          </table:table-cell>
          <table:table-cell table:style-name="ce76" table:formula="of:=[.G25]*[.$D$15]" office:value-type="float" office:value="28.3" calcext:value-type="float">
            <text:p>28,30 zł</text:p>
          </table:table-cell>
          <table:table-cell table:style-name="ce76" table:formula="of:=[.D26]+[.E26]" office:value-type="float" office:value="278.3" calcext:value-type="float">
            <text:p>278,30 zł</text:p>
          </table:table-cell>
          <table:table-cell table:style-name="ce76" table:formula="of:=[.G25]-[.D26]" office:value-type="float" office:value="750" calcext:value-type="float">
            <text:p>750,00 zł</text:p>
          </table:table-cell>
          <table:table-cell table:number-columns-repeated="1017"/>
        </table:table-row>
        <table:table-row table:style-name="ro9">
          <table:table-cell/>
          <table:table-cell table:style-name="ce66" office:value-type="float" office:value="10" calcext:value-type="float">
            <text:p>10</text:p>
          </table:table-cell>
          <table:table-cell table:style-name="ce67" office:value-type="date" office:date-value="2018-08-25" calcext:value-type="date">
            <text:p>25 sierpnia 2018</text:p>
          </table:table-cell>
          <table:table-cell table:style-name="ce74" office:value-type="float" office:value="250" calcext:value-type="float">
            <text:p>250 zł</text:p>
          </table:table-cell>
          <table:table-cell table:style-name="ce76" table:formula="of:=[.G26]*[.$D$15]" office:value-type="float" office:value="21.225" calcext:value-type="float">
            <text:p>21,23 zł</text:p>
          </table:table-cell>
          <table:table-cell table:style-name="ce76" table:formula="of:=[.D27]+[.E27]" office:value-type="float" office:value="271.225" calcext:value-type="float">
            <text:p>271,23 zł</text:p>
          </table:table-cell>
          <table:table-cell table:style-name="ce76" table:formula="of:=[.G26]-[.D27]" office:value-type="float" office:value="500" calcext:value-type="float">
            <text:p>500,00 zł</text:p>
          </table:table-cell>
          <table:table-cell table:number-columns-repeated="1017"/>
        </table:table-row>
        <table:table-row table:style-name="ro9">
          <table:table-cell/>
          <table:table-cell table:style-name="ce66" office:value-type="float" office:value="11" calcext:value-type="float">
            <text:p>11</text:p>
          </table:table-cell>
          <table:table-cell table:style-name="ce67" office:value-type="date" office:date-value="2018-09-25" calcext:value-type="date">
            <text:p>25 września 2018</text:p>
          </table:table-cell>
          <table:table-cell table:style-name="ce74" office:value-type="float" office:value="250" calcext:value-type="float">
            <text:p>250 zł</text:p>
          </table:table-cell>
          <table:table-cell table:style-name="ce76" table:formula="of:=[.G27]*[.$D$15]" office:value-type="float" office:value="14.15" calcext:value-type="float">
            <text:p>14,15 zł</text:p>
          </table:table-cell>
          <table:table-cell table:style-name="ce76" table:formula="of:=[.D28]+[.E28]" office:value-type="float" office:value="264.15" calcext:value-type="float">
            <text:p>264,15 zł</text:p>
          </table:table-cell>
          <table:table-cell table:style-name="ce76" table:formula="of:=[.G27]-[.D28]" office:value-type="float" office:value="250" calcext:value-type="float">
            <text:p>250,00 zł</text:p>
          </table:table-cell>
          <table:table-cell table:number-columns-repeated="1017"/>
        </table:table-row>
        <table:table-row table:style-name="ro9">
          <table:table-cell/>
          <table:table-cell table:style-name="ce66" office:value-type="float" office:value="12" calcext:value-type="float">
            <text:p>12</text:p>
          </table:table-cell>
          <table:table-cell table:style-name="ce67" office:value-type="date" office:date-value="2018-10-25" calcext:value-type="date">
            <text:p>25 października 2018</text:p>
          </table:table-cell>
          <table:table-cell table:style-name="ce74" office:value-type="float" office:value="250" calcext:value-type="float">
            <text:p>250 zł</text:p>
          </table:table-cell>
          <table:table-cell table:style-name="ce76" table:formula="of:=[.G28]*[.$D$15]" office:value-type="float" office:value="7.075" calcext:value-type="float">
            <text:p>7,08 zł</text:p>
          </table:table-cell>
          <table:table-cell table:style-name="ce76" table:formula="of:=[.D29]+[.E29]" office:value-type="float" office:value="257.075" calcext:value-type="float">
            <text:p>257,08 zł</text:p>
          </table:table-cell>
          <table:table-cell table:style-name="ce76" table:formula="of:=[.G28]-[.D29]" office:value-type="float" office:value="0" calcext:value-type="float">
            <text:p>0,00 zł</text:p>
          </table:table-cell>
          <table:table-cell table:number-columns-repeated="1017"/>
        </table:table-row>
        <table:table-row table:style-name="ro9">
          <table:table-cell/>
          <table:table-cell table:style-name="ce63" table:number-columns-repeated="2"/>
          <table:table-cell table:style-name="ce63" office:value-type="string" calcext:value-type="string">
            <text:p>RAZEM</text:p>
          </table:table-cell>
          <table:table-cell table:style-name="ce63" table:formula="of:=SUM([.E18:.E29])" office:value-type="float" office:value="551.85" calcext:value-type="float">
            <text:p>551,85</text:p>
          </table:table-cell>
          <table:table-cell table:style-name="ce63" table:formula="of:=SUM([.F18:.F29])" office:value-type="float" office:value="3551.85" calcext:value-type="float">
            <text:p>3551,85</text:p>
          </table:table-cell>
          <table:table-cell table:style-name="ce6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ocent realny:</text:p>
          </table:table-cell>
          <table:table-cell table:style-name="ce75" table:formula="of:=([.F30]-[.D11])*1/[.D11]" office:value-type="percentage" office:value="0.18395" calcext:value-type="percentage">
            <text:p>18,4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0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6" table:target-range-address="Statystyka.A5:Statystyka.C19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text>$</number:text>
      <number:number number:decimal-places="2" loext:min-decimal-places="2" number:min-integer-digits="1" number:grouping="true"/>
    </number:number-style>
    <number:date-style style:name="N127">
      <number:month number:style="long"/>
      <number:text>.</number:text>
      <number:day/>
      <number:text>.</number:text>
      <number:year number:style="long"/>
    </number:date-style>
    <number:number-style style:name="N128">
      <number:number number:decimal-places="2" loext:min-decimal-places="2" number:min-integer-digits="1" number:grouping="true"/>
      <number:text> zł</number:text>
    </number:number-style>
    <number:date-style style:name="N129">
      <number:month/>
      <number:text>.</number:text>
      <number:day/>
      <number:text>.</number:text>
      <number:year number:style="long"/>
    </number:date-style>
    <number:number-style style:name="N131P0" style:volatile="true">
      <number:number number:decimal-places="0" loext:min-decimal-places="0" number:min-integer-digits="1" number:grouping="true"/>
      <number:text> zł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31P0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Microsoft YaHei" style:font-family-asian="'Microsoft YaHei'" style:font-family-generic-asian="system" style:font-pitch-asian="variable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3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.00.0000</text:date>, <text:time style:data-style-name="N2" text:time-value="19:48:14.84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8:11:18</meta:creation-date>
    <dc:date>2017-11-25T20:34:32.628000000</dc:date>
    <meta:editing-cycles>6</meta:editing-cycles>
    <meta:editing-duration>PT57M45S</meta:editing-duration>
    <meta:generator>LibreOffice/5.0.0.5$Windows_x86 LibreOffice_project/1b1a90865e348b492231e1c451437d7a15bb262b</meta:generator>
    <meta:document-statistic meta:table-count="14" meta:cell-count="903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8.987cm" xlink:href=".." xlink:type="simple" chart:class="chart:line" chart:style-name="ch1">
        <chart:legend chart:legend-position="end" svg:x="12.947cm" svg:y="3.945cm" style:legend-expansion="high" chart:style-name="ch2"/>
        <chart:plot-area chart:style-name="ch3" table:cell-range-address="Kredyt.E18:Kredyt.F29" svg:x="0.319cm" svg:y="0.179cm" svg:width="12.309cm" svg:height="8.629cm">
          <chartooo:coordinate-region svg:x="1.972cm" svg:y="0.378cm" svg:width="10.469cm" svg:height="7.7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Kredyt.E18:Kredyt.E29" chart:class="chart:line">
            <chart:data-point chart:repeated="12"/>
          </chart:series>
          <chart:series chart:style-name="ch8" chart:values-cell-range-address="Kredyt.F18:Kredyt.F29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K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">
                <text:p>84.9</text:p>
                <draw:g>
                  <svg:desc>Kredyt.E18:Kredyt.E29</svg:desc>
                </draw:g>
              </table:table-cell>
              <table:table-cell office:value-type="float" office:value="334.9">
                <text:p>334.9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825">
                <text:p>77.825</text:p>
              </table:table-cell>
              <table:table-cell office:value-type="float" office:value="327.825">
                <text:p>327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